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d1b5" officeooo:paragraph-rsid="000dd1b5"/>
    </style:style>
    <style:style style:name="P2" style:family="paragraph" style:parent-style-name="Standard">
      <style:text-properties officeooo:rsid="000e11ca" officeooo:paragraph-rsid="000e11ca"/>
    </style:style>
    <style:style style:name="T1" style:family="text">
      <style:text-properties style:text-position="super 58%"/>
    </style:style>
    <style:style style:name="T2"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p>
      <text:p text:style-name="P2"><text:tab/>Do ps -AL | grep pid</text:p>
      <text:p text:style-name="P2">1<text:span text:style-name="T1">st</text:span> <text:s/>column is parent id and the second column is thread(LWP) id. If both are same then its a processor id otherwise threa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0. <text:s text:c="4"/>CPSR – Current Program Status Register</text:p>
      <text:p text:style-name="P1"/>
      <text:p text:style-name="P1"/>
      <text:p text:style-name="P1"><text:s text:c="4"/>The APSR flags</text:p>
      <text:p text:style-name="P1"><text:s text:c="4"/>Current instruction set state</text:p>
      <text:p text:style-name="P1"><text:s text:c="4"/>Execution state bits for the Thumb If-Then (IT) instruction (RAZ in the 3DS ARM processors not capable of executing IT).</text:p>
      <text:p text:style-name="P1"><text:s text:c="4"/>Current endianness (E bit, bit 9)</text:p>
      <text:p text:style-name="P1"><text:s text:c="4"/>Current processor mode (bits 0 - 4)</text:p>
      <text:p text:style-name="P1"><text:s text:c="4"/>Interrupt and asynchronous abort disable bits</text:p>
      <text:p text:style-name="P1"/>
      <text:p text:style-name="P1"/>
      <text:p text:style-name="P1"><text:s text:c="5"/>SPSR – Saved Program Status Register</text:p>
      <text:p text:style-name="P1"/>
      <text:p text:style-name="P1"><text:s text:c="4"/>All processor modes except system and user mode have an SPSR.</text:p>
      <text:p text:style-name="P1"><text:s text:c="4"/>Records the pre-exception value of the CPSR.</text:p>
      <text:p text:style-name="P1"><text:s text:c="4"/>Upon taking an exception, the CPSR is copied to the SPSR of the processor mode the exception is taken to.</text:p>
      <text:p text:style-name="P1"><text:s text:c="8"/>This is useful because the exception handler is able to restore the CPSR to the value prior to taking the exception, as well as being able to examine the CPSR in gene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7:13:42.361864959</meta:creation-date>
    <dc:date>2017-05-25T18:05:07.222021347</dc:date>
    <meta:editing-duration>PT21M4S</meta:editing-duration>
    <meta:editing-cycles>1</meta:editing-cycles>
    <meta:document-statistic meta:table-count="0" meta:image-count="0" meta:object-count="0" meta:page-count="1" meta:paragraph-count="15" meta:word-count="157" meta:character-count="934" meta:non-whitespace-character-count="735"/>
    <meta:generator>LibreOffice/4.2.3.3$Linux_X86_64 LibreOffice_project/420m0$Build-3</meta:generator>
  </office:meta>
</office:document-meta>
</file>